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471cm" fo:margin-left="-0.016cm" fo:margin-right="0.543cm" table:align="margins"/>
    </style:style>
    <style:style style:name="Table17.A" style:family="table-column">
      <style:table-column-properties style:column-width="4.126cm" style:rel-column-width="16418*"/>
    </style:style>
    <style:style style:name="Table17.B" style:family="table-column">
      <style:table-column-properties style:column-width="5.399cm" style:rel-column-width="21479*"/>
    </style:style>
    <style:style style:name="Table17.C" style:family="table-column">
      <style:table-column-properties style:column-width="6.946cm" style:rel-column-width="2763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Progressmeter</text:h>
      <text:p text:style-name="Text_20_body"><draw:frame draw:style-name="fr1" draw:name="graphics1" text:anchor-type="paragraph" svg:width="2.859cm" svg:height="0.48cm" draw:z-index="2"><draw:image xlink:href="../images/progressmeter.png" xlink:type="simple" xlink:show="embed" xlink:actuate="onLoad"/></draw:frame><text:line-break/>Progressmeter is a bar that indicates how much of a task has been completed. It includes itself and a image.</text:p>
      <text:h text:style-name="Heading_20_3" text:outline-level="3">The outline of Progressmeter</text:h>
      <text:p text:style-name="Standard"><draw:frame draw:style-name="fr2" draw:name="graphics110" text:anchor-type="paragraph" svg:y="0.044cm" svg:width="8.119cm" svg:height="5.08cm" draw:z-index="0"><draw:image xlink:href="../images/progressmeter-des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div.progressmeter</text:span></text:p>
          </table:table-cell>
          <table:table-cell table:style-name="Table17.A2" office:value-type="string">
            <text:p text:style-name="P1">The outline of progressmeter</text:p>
          </table:table-cell>
          <table:table-cell table:style-name="Table17.C2" office:value-type="string">
            <text:p text:style-name="P1"><text:span text:style-name="Source_20_Text">border-top: 1px solid #666;</text:span></text:p>
            <text:p text:style-name="P1"><text:span text:style-name="Source_20_Text">border-left: 1px solid #666;</text:span></text:p>
            <text:p text:style-name="P1"><text:span text:style-name="Source_20_Text">border-bottom: 1px solid #bbb; border-right: 1px solid #bbb;</text:span></text:p>
            <text:p text:style-name="P1"><text:span text:style-name="Source_20_Text">text-align: left;</text:span></text:p>
          </table:table-cell>
        </table:table-row>
        <table:table-row>
          <table:table-cell table:style-name="Table17.A2" office:value-type="string">
            <text:p text:style-name="P4"><text:span text:style-name="Source_20_Text"><text:span text:style-name="T1">span.progressmeter-img</text:span></text:span></text:p>
          </table:table-cell>
          <table:table-cell table:style-name="Table17.A2" office:value-type="string">
            <text:p text:style-name="P1">The image of progressmeter</text:p>
          </table:table-cell>
          <table:table-cell table:style-name="Table17.C2" office:value-type="string">
            <text:p text:style-name="P1">display:-moz-inline-box; display:inline-block;</text:p>
            <text:p text:style-name="P1">background-image: url(${c:encodeURL('~./zk/img/prgmeter.gif')});</text:p>
            <text:p text:style-name="P1">height: 10px;</text:p>
            <text:p text:style-name="P1">font-size:0;</text:p>
          </table:table-cell>
        </table:table-row>
      </table:table>
      <text:p text:style-name="Standard"/>
      <text:p text:style-name="Heading_20_4">Customize the Background of Progressmeter</text:p>
      <text:p text:style-name="Text_20_body_20_indent_20_2">The way to customize the background of progressmeter is change image as follows.</text:p>
      <text:p text:style-name="Text_20_body"><draw:frame draw:style-name="fr3" draw:name="圖形1" text:anchor-type="paragraph" svg:y="0.397cm" svg:width="2.859cm" svg:height="0.48cm" draw:z-index="3"><draw:image xlink:href="../images/custom-progressmeter-img.png" xlink:type="simple" xlink:show="embed" xlink:actuate="onLoad" draw:filter-name="&lt;所有的格式&gt;"/></draw:frame></text:p>
      <text:p text:style-name="Code_20_Indent_20_2">span.progressmeter-img {</text:p>
      <text:p text:style-name="Code_20_Indent_20_2"><text:tab/>background-image: url(/somewhere/green.gif);</text:p>
      <text:p text:style-name="Code_20_Indent_20_2">}</text:p>
      <text:p text:style-name="Heading_20_4">Customize the Height of Progressmeter</text:p>
      <text:p text:style-name="Text_20_body_20_indent_20_2">The way to customize the height of progressmeter is change height as follows.</text:p>
      <text:p text:style-name="Text_20_body"><draw:frame draw:style-name="fr3" draw:name="graphics410" text:anchor-type="paragraph" svg:y="0.397cm" svg:width="2.859cm" svg:height="0.741cm" draw:z-index="1"><draw:image xlink:href="../images/custom-progressmeter.png" xlink:type="simple" xlink:show="embed" xlink:actuate="onLoad"/></draw:frame></text:p>
      <text:p text:style-name="Code_20_Indent_20_2">span.progressmeter-img {</text:p>
      <text:p text:style-name="Code_20_Indent_20_2"><text:tab/>height:20px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Grace Lin</dc:creator>
    <dc:date>2008-05-21T12:06:43</dc:date>
    <dc:language>en-US</dc:language>
    <meta:editing-cycles>60</meta:editing-cycles>
    <meta:editing-duration>PT23H18M26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8" meta:word-count="131" meta:character-count="892"/>
  </office:meta>
</office:document-meta>
</file>